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1318" officeooo:paragraph-rsid="00101318"/>
    </style:style>
    <style:style style:name="P2" style:family="paragraph" style:parent-style-name="Standard">
      <style:text-properties officeooo:rsid="00118ecb" officeooo:paragraph-rsid="00118ec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é es la BIOS de un ordenador?</text:p>
      <text:p text:style-name="P1"/>
      <text:p text:style-name="P1">La BIOS es un firmware instalado en una memoria ROM (no volátil) del ordenador, frecuentemente en un chip dedicado. Es un elemento fundamental en el <text:span text:style-name="T1">arranque de un PC</text:span><text:span text:style-name="T2"> ya que es el puente entre el hardware y el software del sistema: esencialmente, es lo que le explica al software cómo debe funcionar el hardware.</text:span></text:p>
      <text:p text:style-name="P1"><text:span text:style-name="T2"/></text:p>
      <text:p text:style-name="P1"><text:span text:style-name="T2">¿Para que sirve?</text:span></text:p>
      <text:p text:style-name="P1"><text:span text:style-name="T2"/></text:p>
      <text:p text:style-name="P1"><text:span text:style-name="T2">Se encarga de funciones de muy bajo nivel en el PC, como la secuencia de arranque (en qué dispositivo de almacenamiento está el sistema operativo y cómo arrancar desde él) o cómo hacer funcionar el teclado.</text:span></text:p>
      <text:p text:style-name="P1"><text:span text:style-name="T2"/></text:p>
      <text:p text:style-name="P1"><text:span text:style-name="T2">También identifica y configura componentes de hardware como los discos duros, dispositivos de almacenamiento externo, el procesador o la memoria RAM, y es de hecho desde la BIOS desde donde podemos modificar por ejemplo los parámetros de funcionamiento del procesador para desactivar núcleos o modificar su velocidad para hacer Overclock o Underclock.</text:span></text:p>
      <text:p text:style-name="P1"><text:span text:style-name="T2"/></text:p>
      <text:p text:style-name="P2"><text:span text:style-name="T2">Principales funciones de la BIOS</text:span></text:p>
      <text:p text:style-name="P2"><text:span text:style-name="T2"/></text:p>
      <text:p text:style-name="P2"><text:span text:style-name="T2">En la BIOS de un PC podremos modificar una enorme cantidad de opciones de configuración del hardware. Por norma general solo tendrás que entrar en la BIOS, cambiar el parámetro, guardar los cambios y reiniciar el PC para que surtan efecto, ya que como hemos mencionado antes la BIOS afecta al sistema de arranque del PC y es lo primero que consulta el hardware para saber cómo tiene que comportarse.</text:span></text:p>
      <text:p text:style-name="P2"><text:span text:style-name="T2"/></text:p>
      <text:p text:style-name="P2"><text:span text:style-name="T2">Estas son las principales funciones que podrás modificar:</text:span></text:p>
      <text:p text:style-name="P2"><text:span text:style-name="T2">- Cambiar el orden de la secuencia de arranque.</text:span></text:p>
      <text:p text:style-name="P2"><text:span text:style-name="T2">- Cargar los ajustes de fábrica.</text:span></text:p>
      <text:p text:style-name="P2"><text:span text:style-name="T2">- Actualizar la BIOS.</text:span></text:p>
      <text:p text:style-name="P2"><text:span text:style-name="T2">-Crear / cambiar / desactivar la contraseña de acces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9T20:03:09.892811845</meta:creation-date>
    <dc:date>2020-10-09T21:24:24.551640632</dc:date>
    <meta:editing-duration>PT1H54S</meta:editing-duration>
    <meta:editing-cycles>2</meta:editing-cycles>
    <meta:generator>LibreOffice/7.0.1.2$Linux_X86_64 LibreOffice_project/7cbcfc562f6eb6708b5ff7d7397325de9e764452</meta:generator>
    <meta:document-statistic meta:table-count="0" meta:image-count="0" meta:object-count="0" meta:page-count="1" meta:paragraph-count="12" meta:word-count="264" meta:character-count="1559" meta:non-whitespace-character-count="1307"/>
  </office:meta>
</office:document-meta>
</file>